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701"/>
    </style:style>
    <style:style style:name="P2" style:family="paragraph" style:parent-style-name="Standard">
      <style:text-properties officeooo:rsid="00105701" officeooo:paragraph-rsid="00105701"/>
    </style:style>
    <style:style style:name="P3" style:family="paragraph" style:parent-style-name="Standard">
      <style:text-properties officeooo:paragraph-rsid="00105701"/>
    </style:style>
    <style:style style:name="T1" style:family="text">
      <style:text-properties officeooo:rsid="001057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M40v2</text:p>
      <text:p text:style-name="P2"/>
      <text:p text:style-name="P2">Modificaciones de este modelo</text:p>
      <text:p text:style-name="P2">https://www.thingiverse.com/thing:5267688/makes</text:p>
      <text:p text:style-name="P1"/>
      <text:p text:style-name="P2">La diferencia entre la version 1 y la 2 es que lo ancho del teclado del v1 es de 74mm y el v2 es de 75.3 por lo que la base deberia ser 1.3mm mas grande</text:p>
      <text:p text:style-name="P2"/>
      <text:p text:style-name="P2">Por lo que la plate tambien debe ser 1.3mm mas grande</text:p>
      <text:p text:style-name="P3"/>
      <text:p text:style-name="P2">Por eso en cura redimensionamos en hasta que el ancho sea 75.3mm y lo giramos para que entre en la cama de la ender 3v2</text:p>
      <text:p text:style-name="P3"/>
      <text:p text:style-name="P2">Caja</text:p>
      <text:p text:style-name="P2">Primero hay que perforar la caja con un taladro previamente marcandolo con un rotulador</text:p>
      <text:p text:style-name="P3"><text:span text:style-name="T1">Tornillos → M</text:span>2x5 para la base</text:p>
      <text:p text:style-name="P3"><text:span text:style-name="T1">S</text:span>eparadores → <text:span text:style-name="T1">M</text:span>2x3 <text:span text:style-name="T1">para lo soportes de la base</text:span></text:p>
      <text:p text:style-name="Standard"/>
      <text:p text:style-name="Standard"/>
      <text:p text:style-name="P2">Plate</text:p>
      <text:p text:style-name="P2">Tornillos → M2x12 para el plate</text:p>
      <text:p text:style-name="P2">Arandelas → M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23:34:46.863000000</meta:creation-date>
    <dc:date>2023-12-07T23:51:38.540000000</dc:date>
    <meta:editing-duration>PT16M53S</meta:editing-duration>
    <meta:editing-cycles>1</meta:editing-cycles>
    <meta:document-statistic meta:table-count="0" meta:image-count="0" meta:object-count="0" meta:page-count="1" meta:paragraph-count="13" meta:word-count="118" meta:character-count="622" meta:non-whitespace-character-count="517"/>
    <meta:generator>LibreOffice/7.4.4.2$Windows_X86_64 LibreOffice_project/85569322deea74ec9134968a29af2df5663baa21</meta:generator>
  </office:meta>
</office:document-meta>
</file>